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3.7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Wurth Electronik</text:p>
          </table:table-cell>
          <table:table-cell office:value-type="float" office:value="971300354" calcext:value-type="float">
            <text:p>971300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 male/female standoff, 30mm</text:p>
          </table:table-cell>
        </table:table-row>
        <table:table-row table:style-name="ro1">
          <table:table-cell office:value-type="string" calcext:value-type="string">
            <text:p>Keystone</text:p>
          </table:table-cell>
          <table:table-cell office:value-type="string" calcext:value-type="string">
            <text:p>9191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al, original mounting screws work f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05T22:42:41.744615343</meta:creation-date>
    <dc:date>2021-02-05T22:47:31.520105202</dc:date>
    <meta:editing-duration>PT4M50S</meta:editing-duration>
    <meta:editing-cycles>2</meta:editing-cycles>
    <meta:generator>LibreOffice/6.4.6.2$Linux_X86_64 LibreOffice_project/40$Build-2</meta:generator>
    <meta:document-statistic meta:table-count="1" meta:cell-count="12" meta:object-count="0"/>
  </office:meta>
</office:document-meta>
</file>